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29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0" office:value-type="string" calcext:value-type="string">
            <text:p>小計再計算</text:p>
          </table:table-cell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17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00/00/00</text:date>, <text:time style:data-style-name="N2" text:time-value="20:36:28.09139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1T20:40:31.347543689</dc:date>
    <meta:editing-duration>P1DT21H59M28S</meta:editing-duration>
    <meta:editing-cycles>305</meta:editing-cycles>
    <meta:document-statistic meta:table-count="3" meta:cell-count="180" meta:object-count="0"/>
  </office:meta>
</office:document-meta>
</file>